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7_1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7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Leo Wiener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January 6, 1895</text:p>
      <text:p text:style-name="P6">Month<text:tab/><text:tab/><text:tab/><text:tab/><text:tab/><text:tab/>January</text:p>
      <text:p text:style-name="P6">Year<text:tab/><text:tab/><text:tab/><text:tab/><text:tab/><text:tab/>1895</text:p>
      <text:p text:style-name="P6">Hebrew Date<text:tab/><text:tab/><text:tab/><text:tab/><text:tab/></text:p>
      <text:p text:style-name="P6">Undated</text:p>
      <text:p text:style-name="P6">City<text:tab/><text:tab/><text:tab/><text:tab/><text:tab/><text:tab/>Columbia</text:p>
      <text:p text:style-name="P6">State<text:tab/><text:tab/><text:tab/><text:tab/><text:tab/><text:tab/>MO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MISSOURI STATE UNIVERSITY,/</text:p>
      <text:p text:style-name="P2">COLUMBIA, MO./</text:p>
      <text:p text:style-name="P4">January 9, 1895/</text:p>
      <text:p text:style-name="P3">Dear Sir:/</text:p>
      <text:p text:style-name="P3"><text:tab/>The book you sent me has been of/ very good use to me. <text:s/>There are, however, a/ number of prayers in it that I cannot/ find in the prayerbooks of the German/ Jews, consequently a number of words/ remain obscure to me. <text:s/>So, too, on Purim/ instead of the usual Megiloth Esther/ there is given a version, probably from /the Talmud, so difficult and peculiar/ as to make it impossible for me to even/ guess the meaning of many a sentence. <text:s/>If/ you could kindly send me a Sephardic/ prayerbook in Hebrew or still better/ in Hebrew &amp; English which is likely/ to contain the same prayers as the/ "order" that you have sent me, I shall/</text:p>
      <text:p text:style-name="P3"/>
      <text:p text:style-name="P3">[Page 2]</text:p>
      <text:p text:style-name="P3"><text:soft-page-break/>be under many obligations to you./ <text:s/>I wrote to Dr. Mendes but received no/ reply. <text:s/>Can you not suggest to me some/ other Spanish Jews who are likely/ to have any Judeo-Spanish books/ (with Spanish or Hebrew characters)?/ <text:s/>Do you know of any one having the/ Ferrare bible or a reprint of it?/ <text:s/>I have written to Constantinople/ and Oran (Algiers) in regard to such/ books but I may not hear from/ there for months, and I am/ anxious to proceed with my work./ <text:s/>If you have no objections I shall keep/ the "order" until I have verified/ all doubtful passages./ <text:s/>Yours very truly/ Leo Wiener/</text:p>
      <text:p text:style-name="P3">Rev. Dr. Morais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2T12:45:36.52</meta:creation-date>
    <dc:date>2011-12-22T12:53:34.50</dc:date>
    <dc:creator>Penn Libraries</dc:creator>
    <meta:editing-duration>PT00H07M5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9" meta:word-count="404" meta:character-count="2573"/>
  </office:meta>
</office:document-meta>
</file>